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pd1" office:value-type="string" calcext:value-type="string">
            <text:p>team</text:p>
          </table:table-cell>
          <table:table-cell table:style-name="pd1" office:value-type="string" calcext:value-type="string">
            <text:p>conference</text:p>
          </table:table-cell>
          <table:table-cell table:style-name="pd1" office:value-type="string" calcext:value-type="string">
            <text:p>stadium</text:p>
          </table:table-cell>
          <table:table-cell table:style-name="pd1" office:value-type="string" calcext:value-type="string">
            <text:p>city</text:p>
          </table:table-cell>
          <table:table-cell table:style-name="pd1" office:value-type="string" calcext:value-type="string">
            <text:p>state</text:p>
          </table:table-cell>
          <table:table-cell table:style-name="pd1" office:value-type="string" calcext:value-type="string">
            <text:p>capacity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coords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ichigan Stadium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float" office:value="107601" calcext:value-type="float">
            <text:p>107601</text:p>
          </table:table-cell>
          <table:table-cell office:value-type="float" office:value="42.2658687325174" calcext:value-type="float">
            <text:p>42.2658687325174</text:p>
          </table:table-cell>
          <table:table-cell office:value-type="float" office:value="-83.7487256526947" calcext:value-type="float">
            <text:p>-83.7487256526947</text:p>
          </table:table-cell>
          <table:table-cell office:value-type="string" calcext:value-type="string">
            <text:p>(42.26586873251738, -83.7487256526947)</text:p>
          </table:table-cell>
        </table:table-row>
        <table:table-row table:style-name="ro1">
          <table:table-cell office:value-type="string" calcext:value-type="string">
            <text:p>Penn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Beaver Stadium</text:p>
          </table:table-cell>
          <table:table-cell office:value-type="string" calcext:value-type="string">
            <text:p>University Park</text:p>
          </table:table-cell>
          <table:table-cell office:value-type="string" calcext:value-type="string">
            <text:p>PA</text:p>
          </table:table-cell>
          <table:table-cell office:value-type="float" office:value="106572" calcext:value-type="float">
            <text:p>106572</text:p>
          </table:table-cell>
          <table:table-cell office:value-type="float" office:value="40.8121527327504" calcext:value-type="float">
            <text:p>40.8121527327504</text:p>
          </table:table-cell>
          <table:table-cell office:value-type="float" office:value="-77.8562021255493" calcext:value-type="float">
            <text:p>-77.8562021255493</text:p>
          </table:table-cell>
          <table:table-cell office:value-type="string" calcext:value-type="string">
            <text:p>(40.81215273275043, -77.85620212554932)</text:p>
          </table:table-cell>
        </table:table-row>
        <table:table-row table:style-name="ro1">
          <table:table-cell office:value-type="string" calcext:value-type="string">
            <text:p>Ohio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Ohio Stadium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104944" calcext:value-type="float">
            <text:p>104944</text:p>
          </table:table-cell>
          <table:table-cell office:value-type="float" office:value="40.0016856893694" calcext:value-type="float">
            <text:p>40.0016856893694</text:p>
          </table:table-cell>
          <table:table-cell office:value-type="float" office:value="-83.0197280645371" calcext:value-type="float">
            <text:p>-83.0197280645371</text:p>
          </table:table-cell>
          <table:table-cell office:value-type="string" calcext:value-type="string">
            <text:p>(40.0016856893694, -83.01972806453705)</text:p>
          </table:table-cell>
        </table:table-row>
        <table:table-row table:style-name="ro1">
          <table:table-cell office:value-type="string" calcext:value-type="string">
            <text:p>Texas A&amp;M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yle Field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float" office:value="102733" calcext:value-type="float">
            <text:p>102733</text:p>
          </table:table-cell>
          <table:table-cell office:value-type="float" office:value="30.6100975781748" calcext:value-type="float">
            <text:p>30.6100975781748</text:p>
          </table:table-cell>
          <table:table-cell office:value-type="float" office:value="-96.3407292285928" calcext:value-type="float">
            <text:p>-96.3407292285928</text:p>
          </table:table-cell>
          <table:table-cell office:value-type="string" calcext:value-type="string">
            <text:p>(30.61009757817476, -96.34072922859283)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eyland Stadium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102455" calcext:value-type="float">
            <text:p>102455</text:p>
          </table:table-cell>
          <table:table-cell office:value-type="float" office:value="35.9547343726226" calcext:value-type="float">
            <text:p>35.9547343726226</text:p>
          </table:table-cell>
          <table:table-cell office:value-type="float" office:value="-83.9253330230713" calcext:value-type="float">
            <text:p>-83.9253330230713</text:p>
          </table:table-cell>
          <table:table-cell office:value-type="string" calcext:value-type="string">
            <text:p>(35.95473437262258, -83.92533302307129)</text:p>
          </table:table-cell>
        </table:table-row>
        <table:table-row table:style-name="ro1">
          <table:table-cell office:value-type="string" calcext:value-type="string">
            <text:p>LSU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iger Stadium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102321" calcext:value-type="float">
            <text:p>102321</text:p>
          </table:table-cell>
          <table:table-cell office:value-type="float" office:value="30.4120123982997" calcext:value-type="float">
            <text:p>30.4120123982997</text:p>
          </table:table-cell>
          <table:table-cell office:value-type="float" office:value="-91.183819770813" calcext:value-type="float">
            <text:p>-91.183819770813</text:p>
          </table:table-cell>
          <table:table-cell office:value-type="string" calcext:value-type="string">
            <text:p>(30.4120123982997, -91.183819770813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Bryant–Denny Stadium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float" office:value="101821" calcext:value-type="float">
            <text:p>101821</text:p>
          </table:table-cell>
          <table:table-cell office:value-type="float" office:value="33.2074899449518" calcext:value-type="float">
            <text:p>33.2074899449518</text:p>
          </table:table-cell>
          <table:table-cell office:value-type="float" office:value="-87.5503921508789" calcext:value-type="float">
            <text:p>-87.5503921508789</text:p>
          </table:table-cell>
          <table:table-cell office:value-type="string" calcext:value-type="string">
            <text:p>(33.2074899449518, -87.5503921508789)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arrell K Royal–Texas Memorial Stadiu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100119" calcext:value-type="float">
            <text:p>100119</text:p>
          </table:table-cell>
          <table:table-cell office:value-type="float" office:value="30.2836034020682" calcext:value-type="float">
            <text:p>30.2836034020682</text:p>
          </table:table-cell>
          <table:table-cell office:value-type="float" office:value="-97.7323365211487" calcext:value-type="float">
            <text:p>-97.7323365211487</text:p>
          </table:table-cell>
          <table:table-cell office:value-type="string" calcext:value-type="string">
            <text:p>(30.28360340206824, -97.73233652114868)</text:p>
          </table:table-cell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Los Angeles Memorial Coliseum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3607" calcext:value-type="float">
            <text:p>93607</text:p>
          </table:table-cell>
          <table:table-cell office:value-type="float" office:value="34.0140097406291" calcext:value-type="float">
            <text:p>34.0140097406291</text:p>
          </table:table-cell>
          <table:table-cell office:value-type="float" office:value="-118.287895917892" calcext:value-type="float">
            <text:p>-118.287895917892</text:p>
          </table:table-cell>
          <table:table-cell office:value-type="string" calcext:value-type="string">
            <text:p>(34.01400974062912, -118.28789591789246)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anford Stadium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float" office:value="92746" calcext:value-type="float">
            <text:p>92746</text:p>
          </table:table-cell>
          <table:table-cell office:value-type="float" office:value="33.9498214894988" calcext:value-type="float">
            <text:p>33.9498214894988</text:p>
          </table:table-cell>
          <table:table-cell office:value-type="float" office:value="-83.373441696167" calcext:value-type="float">
            <text:p>-83.373441696167</text:p>
          </table:table-cell>
          <table:table-cell office:value-type="string" calcext:value-type="string">
            <text:p>(33.949821489498824, -83.37344169616699)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ose Bowl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2542" calcext:value-type="float">
            <text:p>92542</text:p>
          </table:table-cell>
          <table:table-cell office:value-type="float" office:value="34.1615695872626" calcext:value-type="float">
            <text:p>34.1615695872626</text:p>
          </table:table-cell>
          <table:table-cell office:value-type="float" office:value="-118.167614936829" calcext:value-type="float">
            <text:p>-118.167614936829</text:p>
          </table:table-cell>
          <table:table-cell office:value-type="string" calcext:value-type="string">
            <text:p>(34.16156958726264, -118.1676149368286)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Ben Hill Griffin Stadium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88548" calcext:value-type="float">
            <text:p>88548</text:p>
          </table:table-cell>
          <table:table-cell office:value-type="float" office:value="29.6498686779723" calcext:value-type="float">
            <text:p>29.6498686779723</text:p>
          </table:table-cell>
          <table:table-cell office:value-type="float" office:value="-82.3486661911011" calcext:value-type="float">
            <text:p>-82.3486661911011</text:p>
          </table:table-cell>
          <table:table-cell office:value-type="string" calcext:value-type="string">
            <text:p>(29.649868677972304, -82.34866619110107)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Jordan–Hare Stadium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L</text:p>
          </table:table-cell>
          <table:table-cell office:value-type="float" office:value="87451" calcext:value-type="float">
            <text:p>87451</text:p>
          </table:table-cell>
          <table:table-cell office:value-type="float" office:value="32.6023616668175" calcext:value-type="float">
            <text:p>32.6023616668175</text:p>
          </table:table-cell>
          <table:table-cell office:value-type="float" office:value="-85.4889106750488" calcext:value-type="float">
            <text:p>-85.4889106750488</text:p>
          </table:table-cell>
          <table:table-cell office:value-type="string" calcext:value-type="string">
            <text:p>(32.602361666817515, -85.48891067504883)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87091" calcext:value-type="float">
            <text:p>87091</text:p>
          </table:table-cell>
          <table:table-cell office:value-type="float" office:value="40.8204835232949" calcext:value-type="float">
            <text:p>40.8204835232949</text:p>
          </table:table-cell>
          <table:table-cell office:value-type="float" office:value="-96.7057156562805" calcext:value-type="float">
            <text:p>-96.7057156562805</text:p>
          </table:table-cell>
          <table:table-cell office:value-type="string" calcext:value-type="string">
            <text:p>(40.82048352329494, -96.70571565628052)</text:p>
          </table:table-cell>
        </table:table-row>
        <table:table-row table:style-name="ro1">
          <table:table-cell office:value-type="string" calcext:value-type="string">
            <text:p>Florida Stat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obby Bowden Field at Doak Campbell Stadium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float" office:value="82300" calcext:value-type="float">
            <text:p>82300</text:p>
          </table:table-cell>
          <table:table-cell office:value-type="float" office:value="30.4375475846213" calcext:value-type="float">
            <text:p>30.4375475846213</text:p>
          </table:table-cell>
          <table:table-cell office:value-type="float" office:value="-84.304533981035" calcext:value-type="float">
            <text:p>-84.304533981035</text:p>
          </table:table-cell>
          <table:table-cell office:value-type="string" calcext:value-type="string">
            <text:p>(30.437547584621285, -84.30453398103501)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Gaylord Family Oklahoma Memorial Stadiu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float" office:value="82112" calcext:value-type="float">
            <text:p>82112</text:p>
          </table:table-cell>
          <table:table-cell office:value-type="float" office:value="35.2058995948851" calcext:value-type="float">
            <text:p>35.2058995948851</text:p>
          </table:table-cell>
          <table:table-cell office:value-type="float" office:value="-97.4425506591797" calcext:value-type="float">
            <text:p>-97.4425506591797</text:p>
          </table:table-cell>
          <table:table-cell office:value-type="string" calcext:value-type="string">
            <text:p>(35.20589959488508, -97.44255065917967)</text:p>
          </table:table-cell>
        </table:table-row>
        <table:table-row table:style-name="ro1">
          <table:table-cell office:value-type="string" calcext:value-type="string">
            <text:p>Clemson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C</text:p>
          </table:table-cell>
          <table:table-cell office:value-type="float" office:value="81500" calcext:value-type="float">
            <text:p>81500</text:p>
          </table:table-cell>
          <table:table-cell office:value-type="float" office:value="34.6787466574135" calcext:value-type="float">
            <text:p>34.6787466574135</text:p>
          </table:table-cell>
          <table:table-cell office:value-type="float" office:value="-82.8431797027588" calcext:value-type="float">
            <text:p>-82.8431797027588</text:p>
          </table:table-cell>
          <table:table-cell office:value-type="string" calcext:value-type="string">
            <text:p>(34.67874665741346, -82.84317970275879)</text:p>
          </table:table-cell>
        </table:table-row>
        <table:table-row table:style-name="ro1">
          <table:table-cell office:value-type="string" calcext:value-type="string">
            <text:p>Notre Dam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Notre Dame Stadium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IN</text:p>
          </table:table-cell>
          <table:table-cell office:value-type="float" office:value="80795" calcext:value-type="float">
            <text:p>80795</text:p>
          </table:table-cell>
          <table:table-cell office:value-type="float" office:value="41.6984231215861" calcext:value-type="float">
            <text:p>41.6984231215861</text:p>
          </table:table-cell>
          <table:table-cell office:value-type="float" office:value="-86.2338244915009" calcext:value-type="float">
            <text:p>-86.2338244915009</text:p>
          </table:table-cell>
          <table:table-cell office:value-type="string" calcext:value-type="string">
            <text:p>(41.69842312158612, -86.23382449150085)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Camp Randall Stadium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float" office:value="80321" calcext:value-type="float">
            <text:p>80321</text:p>
          </table:table-cell>
          <table:table-cell office:value-type="float" office:value="43.0699380264688" calcext:value-type="float">
            <text:p>43.0699380264688</text:p>
          </table:table-cell>
          <table:table-cell office:value-type="float" office:value="-89.4127464294434" calcext:value-type="float">
            <text:p>-89.4127464294434</text:p>
          </table:table-cell>
          <table:table-cell office:value-type="string" calcext:value-type="string">
            <text:p>(43.06993802646878, -89.41274642944336)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illiams-Brice Stadium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80250" calcext:value-type="float">
            <text:p>80250</text:p>
          </table:table-cell>
          <table:table-cell office:value-type="float" office:value="33.9725911545769" calcext:value-type="float">
            <text:p>33.9725911545769</text:p>
          </table:table-cell>
          <table:table-cell office:value-type="float" office:value="-81.0202163457871" calcext:value-type="float">
            <text:p>-81.0202163457871</text:p>
          </table:table-cell>
          <table:table-cell office:value-type="string" calcext:value-type="string">
            <text:p>(33.97259115457693, -81.02021634578705)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Spartan Stadium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MI</text:p>
          </table:table-cell>
          <table:table-cell office:value-type="float" office:value="75005" calcext:value-type="float">
            <text:p>75005</text:p>
          </table:table-cell>
          <table:table-cell office:value-type="float" office:value="42.7281691163326" calcext:value-type="float">
            <text:p>42.7281691163326</text:p>
          </table:table-cell>
          <table:table-cell office:value-type="float" office:value="-84.4848753511906" calcext:value-type="float">
            <text:p>-84.4848753511906</text:p>
          </table:table-cell>
          <table:table-cell office:value-type="string" calcext:value-type="string">
            <text:p>(42.7281691163326, -84.48487535119057)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onald W. Reynolds Razorback Stadium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000" calcext:value-type="float">
            <text:p>72000</text:p>
          </table:table-cell>
          <table:table-cell office:value-type="float" office:value="36.0678507851673" calcext:value-type="float">
            <text:p>36.0678507851673</text:p>
          </table:table-cell>
          <table:table-cell office:value-type="float" office:value="-94.1787958145142" calcext:value-type="float">
            <text:p>-94.1787958145142</text:p>
          </table:table-cell>
          <table:table-cell office:value-type="string" calcext:value-type="string">
            <text:p>(36.067850785167344, -94.17879581451416)</text:p>
          </table:table-cell>
        </table:table-row>
        <table:table-row table:style-name="ro1">
          <table:table-cell office:value-type="string" calcext:value-type="string">
            <text:p>Arizon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Sun Devil Stadium Frank Kush Field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71706" calcext:value-type="float">
            <text:p>71706</text:p>
          </table:table-cell>
          <table:table-cell office:value-type="float" office:value="33.426364" calcext:value-type="float">
            <text:p>33.426364</text:p>
          </table:table-cell>
          <table:table-cell office:value-type="float" office:value="-111.932616" calcext:value-type="float">
            <text:p>-111.932616</text:p>
          </table:table-cell>
          <table:table-cell office:value-type="string" calcext:value-type="string">
            <text:p>(33.426364, -111.932616)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Faurot Field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71168" calcext:value-type="float">
            <text:p>71168</text:p>
          </table:table-cell>
          <table:table-cell office:value-type="float" office:value="38.9358952967223" calcext:value-type="float">
            <text:p>38.9358952967223</text:p>
          </table:table-cell>
          <table:table-cell office:value-type="float" office:value="-92.3331141471863" calcext:value-type="float">
            <text:p>-92.3331141471863</text:p>
          </table:table-cell>
          <table:table-cell office:value-type="string" calcext:value-type="string">
            <text:p>(38.93589529672232, -92.33311414718628)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Kinnick Stadium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float" office:value="70585" calcext:value-type="float">
            <text:p>70585</text:p>
          </table:table-cell>
          <table:table-cell office:value-type="float" office:value="41.6583889368098" calcext:value-type="float">
            <text:p>41.6583889368098</text:p>
          </table:table-cell>
          <table:table-cell office:value-type="float" office:value="-91.5514755249023" calcext:value-type="float">
            <text:p>-91.5514755249023</text:p>
          </table:table-cell>
          <table:table-cell office:value-type="string" calcext:value-type="string">
            <text:p>(41.65838893680983, -91.55147552490234)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Qualcomm Stadium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70561" calcext:value-type="float">
            <text:p>70561</text:p>
          </table:table-cell>
          <table:table-cell office:value-type="float" office:value="32.7830532577911" calcext:value-type="float">
            <text:p>32.7830532577911</text:p>
          </table:table-cell>
          <table:table-cell office:value-type="float" office:value="-117.119600772858" calcext:value-type="float">
            <text:p>-117.119600772858</text:p>
          </table:table-cell>
          <table:table-cell office:value-type="string" calcext:value-type="string">
            <text:p>(32.78305325779114, -117.11960077285768)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Husky Stadium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70500" calcext:value-type="float">
            <text:p>70500</text:p>
          </table:table-cell>
          <table:table-cell office:value-type="float" office:value="47.6504305440122" calcext:value-type="float">
            <text:p>47.6504305440122</text:p>
          </table:table-cell>
          <table:table-cell office:value-type="float" office:value="-122.302919847393" calcext:value-type="float">
            <text:p>-122.302919847393</text:p>
          </table:table-cell>
          <table:table-cell office:value-type="string" calcext:value-type="string">
            <text:p>(47.65043054401222, -122.30291984739304)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Lincoln Financial Field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68532" calcext:value-type="float">
            <text:p>68532</text:p>
          </table:table-cell>
          <table:table-cell office:value-type="float" office:value="39.9007489004881" calcext:value-type="float">
            <text:p>39.9007489004881</text:p>
          </table:table-cell>
          <table:table-cell office:value-type="float" office:value="-75.1674914360046" calcext:value-type="float">
            <text:p>-75.1674914360046</text:p>
          </table:table-cell>
          <table:table-cell office:value-type="string" calcext:value-type="string">
            <text:p>(39.900748900488125, -75.16749143600464)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Heinz Field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68400" calcext:value-type="float">
            <text:p>68400</text:p>
          </table:table-cell>
          <table:table-cell office:value-type="float" office:value="40.4467837650163" calcext:value-type="float">
            <text:p>40.4467837650163</text:p>
          </table:table-cell>
          <table:table-cell office:value-type="float" office:value="-80.0157558917999" calcext:value-type="float">
            <text:p>-80.0157558917999</text:p>
          </table:table-cell>
          <table:table-cell office:value-type="string" calcext:value-type="string">
            <text:p>(40.44678376501633, -80.01575589179993)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ane Stadium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float" office:value="66233" calcext:value-type="float">
            <text:p>66233</text:p>
          </table:table-cell>
          <table:table-cell office:value-type="float" office:value="37.2199742830054" calcext:value-type="float">
            <text:p>37.2199742830054</text:p>
          </table:table-cell>
          <table:table-cell office:value-type="float" office:value="-80.4180550575256" calcext:value-type="float">
            <text:p>-80.4180550575256</text:p>
          </table:table-cell>
          <table:table-cell office:value-type="string" calcext:value-type="string">
            <text:p>(37.2199742830054, -80.41805505752563)</text:p>
          </table:table-cell>
        </table:table-row>
        <table:table-row table:style-name="ro1">
          <table:table-cell office:value-type="string" calcext:value-type="string">
            <text:p>USF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aymond James Stadium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65857" calcext:value-type="float">
            <text:p>65857</text:p>
          </table:table-cell>
          <table:table-cell office:value-type="float" office:value="27.9759944700372" calcext:value-type="float">
            <text:p>27.9759944700372</text:p>
          </table:table-cell>
          <table:table-cell office:value-type="float" office:value="-82.5033491849899" calcext:value-type="float">
            <text:p>-82.5033491849899</text:p>
          </table:table-cell>
          <table:table-cell office:value-type="string" calcext:value-type="string">
            <text:p>(27.975994470037183, -82.50334918498993)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un Life Stadium</text:p>
          </table:table-cell>
          <table:table-cell office:value-type="string" calcext:value-type="string">
            <text:p>Miami Gardens</text:p>
          </table:table-cell>
          <table:table-cell office:value-type="string" calcext:value-type="string">
            <text:p>FL</text:p>
          </table:table-cell>
          <table:table-cell office:value-type="float" office:value="65326" calcext:value-type="float">
            <text:p>65326</text:p>
          </table:table-cell>
          <table:table-cell office:value-type="float" office:value="25.957933739029" calcext:value-type="float">
            <text:p>25.957933739029</text:p>
          </table:table-cell>
          <table:table-cell office:value-type="float" office:value="-80.2388405799866" calcext:value-type="float">
            <text:p>-80.2388405799866</text:p>
          </table:table-cell>
          <table:table-cell office:value-type="string" calcext:value-type="string">
            <text:p>(25.957933739028963, -80.23884057998657)</text:p>
          </table:table-cell>
        </table:table-row>
        <table:table-row table:style-name="ro1">
          <table:table-cell office:value-type="string" calcext:value-type="string">
            <text:p>UTS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lamodom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65000" calcext:value-type="float">
            <text:p>65000</text:p>
          </table:table-cell>
          <table:table-cell office:value-type="float" office:value="29.4169371286816" calcext:value-type="float">
            <text:p>29.4169371286816</text:p>
          </table:table-cell>
          <table:table-cell office:value-type="float" office:value="-98.4789025783539" calcext:value-type="float">
            <text:p>-98.4789025783539</text:p>
          </table:table-cell>
          <table:table-cell office:value-type="string" calcext:value-type="string">
            <text:p>(29.41693712868156, -98.47890257835388)</text:p>
          </table:table-cell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LaVell Edwards Stadium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63725" calcext:value-type="float">
            <text:p>63725</text:p>
          </table:table-cell>
          <table:table-cell office:value-type="float" office:value="40.2574879974631" calcext:value-type="float">
            <text:p>40.2574879974631</text:p>
          </table:table-cell>
          <table:table-cell office:value-type="float" office:value="-111.654438972473" calcext:value-type="float">
            <text:p>-111.654438972473</text:p>
          </table:table-cell>
          <table:table-cell office:value-type="string" calcext:value-type="string">
            <text:p>(40.25748799746312, -111.65443897247314)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Kenan Memorial Stadium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NC</text:p>
          </table:table-cell>
          <table:table-cell office:value-type="float" office:value="62980" calcext:value-type="float">
            <text:p>62980</text:p>
          </table:table-cell>
          <table:table-cell office:value-type="float" office:value="35.9069883474785" calcext:value-type="float">
            <text:p>35.9069883474785</text:p>
          </table:table-cell>
          <table:table-cell office:value-type="float" office:value="-79.0479183197022" calcext:value-type="float">
            <text:p>-79.0479183197022</text:p>
          </table:table-cell>
          <table:table-cell office:value-type="string" calcext:value-type="string">
            <text:p>(35.90698834747853, -79.04791831970215)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lifornia Memorial Stadium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62717" calcext:value-type="float">
            <text:p>62717</text:p>
          </table:table-cell>
          <table:table-cell office:value-type="float" office:value="37.8706866037043" calcext:value-type="float">
            <text:p>37.8706866037043</text:p>
          </table:table-cell>
          <table:table-cell office:value-type="float" office:value="-122.250709533691" calcext:value-type="float">
            <text:p>-122.250709533691</text:p>
          </table:table-cell>
          <table:table-cell office:value-type="string" calcext:value-type="string">
            <text:p>(37.87068660370429, -122.2507095336914)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Liberty Bowl Memorial Stadium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62380" calcext:value-type="float">
            <text:p>62380</text:p>
          </table:table-cell>
          <table:table-cell office:value-type="float" office:value="35.120856917269" calcext:value-type="float">
            <text:p>35.120856917269</text:p>
          </table:table-cell>
          <table:table-cell office:value-type="float" office:value="-89.9780574112839" calcext:value-type="float">
            <text:p>-89.9780574112839</text:p>
          </table:table-cell>
          <table:table-cell office:value-type="string" calcext:value-type="string">
            <text:p>(35.120856917268995, -89.97805741128388)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ommonwealth Stadium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62093" calcext:value-type="float">
            <text:p>62093</text:p>
          </table:table-cell>
          <table:table-cell office:value-type="float" office:value="38.0226216812936" calcext:value-type="float">
            <text:p>38.0226216812936</text:p>
          </table:table-cell>
          <table:table-cell office:value-type="float" office:value="-84.505205154419" calcext:value-type="float">
            <text:p>-84.505205154419</text:p>
          </table:table-cell>
          <table:table-cell office:value-type="string" calcext:value-type="string">
            <text:p>(38.02262168129363, -84.50520515441895)</text:p>
          </table:table-cell>
        </table:table-row>
        <table:table-row table:style-name="ro1">
          <table:table-cell office:value-type="string" calcext:value-type="string">
            <text:p>Iow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Jack Trice Stadium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IA</text:p>
          </table:table-cell>
          <table:table-cell office:value-type="float" office:value="61500" calcext:value-type="float">
            <text:p>61500</text:p>
          </table:table-cell>
          <table:table-cell office:value-type="float" office:value="42.0140054110849" calcext:value-type="float">
            <text:p>42.0140054110849</text:p>
          </table:table-cell>
          <table:table-cell office:value-type="float" office:value="-93.6358094215393" calcext:value-type="float">
            <text:p>-93.6358094215393</text:p>
          </table:table-cell>
          <table:table-cell office:value-type="string" calcext:value-type="string">
            <text:p>(42.01400541108485, -93.6358094215393)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cott Stadium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float" office:value="61500" calcext:value-type="float">
            <text:p>61500</text:p>
          </table:table-cell>
          <table:table-cell office:value-type="float" office:value="38.0311237285569" calcext:value-type="float">
            <text:p>38.0311237285569</text:p>
          </table:table-cell>
          <table:table-cell office:value-type="float" office:value="-78.513708114624" calcext:value-type="float">
            <text:p>-78.513708114624</text:p>
          </table:table-cell>
          <table:table-cell office:value-type="string" calcext:value-type="string">
            <text:p>(38.03112372855688, -78.51370811462402)</text:p>
          </table:table-cell>
        </table:table-row>
        <table:table-row table:style-name="ro1">
          <table:table-cell office:value-type="string" calcext:value-type="string">
            <text:p>Mississippi Stat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avis Wade Stadium</text:p>
          </table:table-cell>
          <table:table-cell office:value-type="string" calcext:value-type="string">
            <text:p>Starkville</text:p>
          </table:table-cell>
          <table:table-cell office:value-type="string" calcext:value-type="string">
            <text:p>MS</text:p>
          </table:table-cell>
          <table:table-cell office:value-type="float" office:value="61337" calcext:value-type="float">
            <text:p>61337</text:p>
          </table:table-cell>
          <table:table-cell office:value-type="float" office:value="33.4562305990721" calcext:value-type="float">
            <text:p>33.4562305990721</text:p>
          </table:table-cell>
          <table:table-cell office:value-type="float" office:value="-88.7934243679047" calcext:value-type="float">
            <text:p>-88.7934243679047</text:p>
          </table:table-cell>
          <table:table-cell office:value-type="string" calcext:value-type="string">
            <text:p>(33.456230599072065, -88.79342436790466)</text:p>
          </table:table-cell>
        </table:table-row>
        <table:table-row table:style-name="ro1">
          <table:table-cell office:value-type="string" calcext:value-type="string">
            <text:p>Texas Tech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Jones AT&amp;T Stadium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60862" calcext:value-type="float">
            <text:p>60862</text:p>
          </table:table-cell>
          <table:table-cell office:value-type="float" office:value="33.591028298011" calcext:value-type="float">
            <text:p>33.591028298011</text:p>
          </table:table-cell>
          <table:table-cell office:value-type="float" office:value="-101.872937679291" calcext:value-type="float">
            <text:p>-101.872937679291</text:p>
          </table:table-cell>
          <table:table-cell office:value-type="string" calcext:value-type="string">
            <text:p>(33.59102829801104, -101.87293767929076)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0670" calcext:value-type="float">
            <text:p>60670</text:p>
          </table:table-cell>
          <table:table-cell office:value-type="float" office:value="40.0993057313305" calcext:value-type="float">
            <text:p>40.0993057313305</text:p>
          </table:table-cell>
          <table:table-cell office:value-type="float" office:value="-88.2359862327576" calcext:value-type="float">
            <text:p>-88.2359862327576</text:p>
          </table:table-cell>
          <table:table-cell office:value-type="string" calcext:value-type="string">
            <text:p>(40.09930573133053, -88.23598623275757)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Vaught–Hemingway Stadium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MS</text:p>
          </table:table-cell>
          <table:table-cell office:value-type="float" office:value="60580" calcext:value-type="float">
            <text:p>60580</text:p>
          </table:table-cell>
          <table:table-cell office:value-type="float" office:value="34.3621543029929" calcext:value-type="float">
            <text:p>34.3621543029929</text:p>
          </table:table-cell>
          <table:table-cell office:value-type="float" office:value="-89.534146260209" calcext:value-type="float">
            <text:p>-89.534146260209</text:p>
          </table:table-cell>
          <table:table-cell office:value-type="string" calcext:value-type="string">
            <text:p>(34.362154302992906, -89.53414626020904)</text:p>
          </table:table-cell>
        </table:table-row>
        <table:table-row table:style-name="ro1">
          <table:table-cell office:value-type="string" calcext:value-type="string">
            <text:p>Oklahoma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oone Pickens Stadium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float" office:value="60218" calcext:value-type="float">
            <text:p>60218</text:p>
          </table:table-cell>
          <table:table-cell office:value-type="float" office:value="36.1257086623586" calcext:value-type="float">
            <text:p>36.1257086623586</text:p>
          </table:table-cell>
          <table:table-cell office:value-type="float" office:value="-97.0665049552918" calcext:value-type="float">
            <text:p>-97.0665049552918</text:p>
          </table:table-cell>
          <table:table-cell office:value-type="string" calcext:value-type="string">
            <text:p>(36.12570866235855, -97.06650495529176)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ountaineer Field at Milan Puskar Stadium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60000" calcext:value-type="float">
            <text:p>60000</text:p>
          </table:table-cell>
          <table:table-cell office:value-type="float" office:value="39.6522199248282" calcext:value-type="float">
            <text:p>39.6522199248282</text:p>
          </table:table-cell>
          <table:table-cell office:value-type="float" office:value="-79.9551753012939" calcext:value-type="float">
            <text:p>-79.9551753012939</text:p>
          </table:table-cell>
          <table:table-cell office:value-type="string" calcext:value-type="string">
            <text:p>(39.65221992482815, -79.9551753012939)</text:p>
          </table:table-cell>
        </table:table-row>
        <table:table-row table:style-name="ro1">
          <table:table-cell office:value-type="string" calcext:value-type="string">
            <text:p>NC Stat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rter–Finley Stadiu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57583" calcext:value-type="float">
            <text:p>57583</text:p>
          </table:table-cell>
          <table:table-cell office:value-type="float" office:value="35.800759682079" calcext:value-type="float">
            <text:p>35.800759682079</text:p>
          </table:table-cell>
          <table:table-cell office:value-type="float" office:value="-78.7194871902466" calcext:value-type="float">
            <text:p>-78.7194871902466</text:p>
          </table:table-cell>
          <table:table-cell office:value-type="string" calcext:value-type="string">
            <text:p>(35.80075968207897, -78.71948719024658)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oss–Ade Stadium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56400" calcext:value-type="float">
            <text:p>56400</text:p>
          </table:table-cell>
          <table:table-cell office:value-type="float" office:value="40.434323" calcext:value-type="float">
            <text:p>40.434323</text:p>
          </table:table-cell>
          <table:table-cell office:value-type="float" office:value="-86.918485" calcext:value-type="float">
            <text:p>-86.918485</text:p>
          </table:table-cell>
          <table:table-cell office:value-type="string" calcext:value-type="string">
            <text:p>(40.434323, -86.918485)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obby Dodd Stadium at Historic Grant Field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55000" calcext:value-type="float">
            <text:p>55000</text:p>
          </table:table-cell>
          <table:table-cell office:value-type="float" office:value="33.7725569213194" calcext:value-type="float">
            <text:p>33.7725569213194</text:p>
          </table:table-cell>
          <table:table-cell office:value-type="float" office:value="-84.3928527832031" calcext:value-type="float">
            <text:p>-84.3928527832031</text:p>
          </table:table-cell>
          <table:table-cell office:value-type="string" calcext:value-type="string">
            <text:p>(33.772556921319435, -84.39285278320312)</text:p>
          </table:table-cell>
        </table:table-row>
        <table:table-row table:style-name="ro1">
          <table:table-cell office:value-type="string" calcext:value-type="string">
            <text:p>Louisvill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apa John's Cardinal Stadium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55000" calcext:value-type="float">
            <text:p>55000</text:p>
          </table:table-cell>
          <table:table-cell office:value-type="float" office:value="38.2054216852114" calcext:value-type="float">
            <text:p>38.2054216852114</text:p>
          </table:table-cell>
          <table:table-cell office:value-type="float" office:value="-85.7581056156681" calcext:value-type="float">
            <text:p>-85.7581056156681</text:p>
          </table:table-cell>
          <table:table-cell office:value-type="string" calcext:value-type="string">
            <text:p>(38.20542168521144, -85.75810561566809)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Autzen Stadium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float" office:value="54000" calcext:value-type="float">
            <text:p>54000</text:p>
          </table:table-cell>
          <table:table-cell office:value-type="float" office:value="44.0582727242666" calcext:value-type="float">
            <text:p>44.0582727242666</text:p>
          </table:table-cell>
          <table:table-cell office:value-type="float" office:value="-123.068504333496" calcext:value-type="float">
            <text:p>-123.068504333496</text:p>
          </table:table-cell>
          <table:table-cell office:value-type="string" calcext:value-type="string">
            <text:p>(44.058272724266615, -123.0685043334961)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</text:p>
          </table:table-cell>
          <table:table-cell office:value-type="float" office:value="52959" calcext:value-type="float">
            <text:p>52959</text:p>
          </table:table-cell>
          <table:table-cell office:value-type="float" office:value="39.1809091337292" calcext:value-type="float">
            <text:p>39.1809091337292</text:p>
          </table:table-cell>
          <table:table-cell office:value-type="float" office:value="-86.5255737304688" calcext:value-type="float">
            <text:p>-86.5255737304688</text:p>
          </table:table-cell>
          <table:table-cell office:value-type="string" calcext:value-type="string">
            <text:p>(39.18090913372923, -86.52557373046875)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TCF Bank Stadium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2525" calcext:value-type="float">
            <text:p>52525</text:p>
          </table:table-cell>
          <table:table-cell office:value-type="float" office:value="44.9765249691119" calcext:value-type="float">
            <text:p>44.9765249691119</text:p>
          </table:table-cell>
          <table:table-cell office:value-type="float" office:value="-93.224575817585" calcext:value-type="float">
            <text:p>-93.224575817585</text:p>
          </table:table-cell>
          <table:table-cell office:value-type="string" calcext:value-type="string">
            <text:p>(44.97652496911191, -93.224575817585)</text:p>
          </table:table-cell>
        </table:table-row>
        <table:table-row table:style-name="ro1">
          <table:table-cell office:value-type="string" calcext:value-type="string">
            <text:p>Rutger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High Point Solutions Stadium</text:p>
          </table:table-cell>
          <table:table-cell office:value-type="string" calcext:value-type="string">
            <text:p>Piscataway</text:p>
          </table:table-cell>
          <table:table-cell office:value-type="string" calcext:value-type="string">
            <text:p>NJ</text:p>
          </table:table-cell>
          <table:table-cell office:value-type="float" office:value="52454" calcext:value-type="float">
            <text:p>52454</text:p>
          </table:table-cell>
          <table:table-cell office:value-type="float" office:value="40.5137828930887" calcext:value-type="float">
            <text:p>40.5137828930887</text:p>
          </table:table-cell>
          <table:table-cell office:value-type="float" office:value="-74.4650445708728" calcext:value-type="float">
            <text:p>-74.4650445708728</text:p>
          </table:table-cell>
          <table:table-cell office:value-type="string" calcext:value-type="string">
            <text:p>(40.51378289308872, -74.46504457087282)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Arizona Stadium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51811" calcext:value-type="float">
            <text:p>51811</text:p>
          </table:table-cell>
          <table:table-cell office:value-type="float" office:value="32.2283402320715" calcext:value-type="float">
            <text:p>32.2283402320715</text:p>
          </table:table-cell>
          <table:table-cell office:value-type="float" office:value="-110.949039459229" calcext:value-type="float">
            <text:p>-110.949039459229</text:p>
          </table:table-cell>
          <table:table-cell office:value-type="string" calcext:value-type="string">
            <text:p>(32.228340232071496, -110.94903945922852)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Byrd Stadium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MD</text:p>
          </table:table-cell>
          <table:table-cell office:value-type="float" office:value="51802" calcext:value-type="float">
            <text:p>51802</text:p>
          </table:table-cell>
          <table:table-cell office:value-type="float" office:value="38.9912027514443" calcext:value-type="float">
            <text:p>38.9912027514443</text:p>
          </table:table-cell>
          <table:table-cell office:value-type="float" office:value="-76.9473117324879" calcext:value-type="float">
            <text:p>-76.9473117324879</text:p>
          </table:table-cell>
          <table:table-cell office:value-type="string" calcext:value-type="string">
            <text:p>(38.99120275144426, -76.94731173248788)</text:p>
          </table:table-cell>
        </table:table-row>
        <table:table-row table:style-name="ro1">
          <table:table-cell office:value-type="string" calcext:value-type="string">
            <text:p>UTEP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Sun Bowl Stadium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51500" calcext:value-type="float">
            <text:p>51500</text:p>
          </table:table-cell>
          <table:table-cell office:value-type="float" office:value="31.7733453051278" calcext:value-type="float">
            <text:p>31.7733453051278</text:p>
          </table:table-cell>
          <table:table-cell office:value-type="float" office:value="-106.507896780968" calcext:value-type="float">
            <text:p>-106.507896780968</text:p>
          </table:table-cell>
          <table:table-cell office:value-type="string" calcext:value-type="string">
            <text:p>(31.77334530512776, -106.50789678096773)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Folsom Field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50183" calcext:value-type="float">
            <text:p>50183</text:p>
          </table:table-cell>
          <table:table-cell office:value-type="float" office:value="40.0093983744632" calcext:value-type="float">
            <text:p>40.0093983744632</text:p>
          </table:table-cell>
          <table:table-cell office:value-type="float" office:value="-105.266886949539" calcext:value-type="float">
            <text:p>-105.266886949539</text:p>
          </table:table-cell>
          <table:table-cell office:value-type="string" calcext:value-type="string">
            <text:p>(40.00939837446321, -105.26688694953918)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emorial Stadiu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float" office:value="50071" calcext:value-type="float">
            <text:p>50071</text:p>
          </table:table-cell>
          <table:table-cell office:value-type="float" office:value="38.9629459889854" calcext:value-type="float">
            <text:p>38.9629459889854</text:p>
          </table:table-cell>
          <table:table-cell office:value-type="float" office:value="-95.2463150024414" calcext:value-type="float">
            <text:p>-95.2463150024414</text:p>
          </table:table-cell>
          <table:table-cell office:value-type="string" calcext:value-type="string">
            <text:p>(38.96294598898537, -95.2463150024414)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Aloha Stadium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50000" calcext:value-type="float">
            <text:p>50000</text:p>
          </table:table-cell>
          <table:table-cell office:value-type="float" office:value="21.3727829932683" calcext:value-type="float">
            <text:p>21.3727829932683</text:p>
          </table:table-cell>
          <table:table-cell office:value-type="float" office:value="-157.929968833923" calcext:value-type="float">
            <text:p>-157.929968833923</text:p>
          </table:table-cell>
          <table:table-cell office:value-type="string" calcext:value-type="string">
            <text:p>(21.372782993268284, -157.92996883392334)</text:p>
          </table:table-cell>
        </table:table-row>
        <table:table-row table:style-name="ro1">
          <table:table-cell office:value-type="string" calcext:value-type="string">
            <text:p>East Carolin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Dowdy–Ficklen Stadium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float" office:value="50000" calcext:value-type="float">
            <text:p>50000</text:p>
          </table:table-cell>
          <table:table-cell office:value-type="float" office:value="35.5964257969893" calcext:value-type="float">
            <text:p>35.5964257969893</text:p>
          </table:table-cell>
          <table:table-cell office:value-type="float" office:value="-77.3652291297913" calcext:value-type="float">
            <text:p>-77.3652291297913</text:p>
          </table:table-cell>
          <table:table-cell office:value-type="string" calcext:value-type="string">
            <text:p>(35.59642579698931, -77.36522912979126)</text:p>
          </table:table-cell>
        </table:table-row>
        <table:table-row table:style-name="ro1">
          <table:table-cell office:value-type="string" calcext:value-type="string">
            <text:p>Kansas State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ill Snyder Family Football Stadium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KS</text:p>
          </table:table-cell>
          <table:table-cell office:value-type="float" office:value="50000" calcext:value-type="float">
            <text:p>50000</text:p>
          </table:table-cell>
          <table:table-cell office:value-type="float" office:value="39.2018636181425" calcext:value-type="float">
            <text:p>39.2018636181425</text:p>
          </table:table-cell>
          <table:table-cell office:value-type="float" office:value="-96.5937924385071" calcext:value-type="float">
            <text:p>-96.5937924385071</text:p>
          </table:table-cell>
          <table:table-cell office:value-type="string" calcext:value-type="string">
            <text:p>(39.20186361814248, -96.59379243850708)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tanford Stadium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</text:p>
          </table:table-cell>
          <table:table-cell office:value-type="float" office:value="50000" calcext:value-type="float">
            <text:p>50000</text:p>
          </table:table-cell>
          <table:table-cell office:value-type="float" office:value="37.4347264132917" calcext:value-type="float">
            <text:p>37.4347264132917</text:p>
          </table:table-cell>
          <table:table-cell office:value-type="float" office:value="-122.161016464233" calcext:value-type="float">
            <text:p>-122.161016464233</text:p>
          </table:table-cell>
          <table:table-cell office:value-type="string" calcext:value-type="string">
            <text:p>(37.43472641329173, -122.1610164642334)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arrier Dom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49250" calcext:value-type="float">
            <text:p>49250</text:p>
          </table:table-cell>
          <table:table-cell office:value-type="float" office:value="43.0361328204232" calcext:value-type="float">
            <text:p>43.0361328204232</text:p>
          </table:table-cell>
          <table:table-cell office:value-type="float" office:value="-76.136519908905" calcext:value-type="float">
            <text:p>-76.136519908905</text:p>
          </table:table-cell>
          <table:table-cell office:value-type="string" calcext:value-type="string">
            <text:p>(43.036132820423234, -76.13651990890503)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Ryan Field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47130" calcext:value-type="float">
            <text:p>47130</text:p>
          </table:table-cell>
          <table:table-cell office:value-type="float" office:value="42.0653996675299" calcext:value-type="float">
            <text:p>42.0653996675299</text:p>
          </table:table-cell>
          <table:table-cell office:value-type="float" office:value="-87.6924955844879" calcext:value-type="float">
            <text:p>-87.6924955844879</text:p>
          </table:table-cell>
          <table:table-cell office:value-type="string" calcext:value-type="string">
            <text:p>(42.06539966752991, -87.69249558448792)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ice Stadiu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47000" calcext:value-type="float">
            <text:p>47000</text:p>
          </table:table-cell>
          <table:table-cell office:value-type="float" office:value="29.7162340290944" calcext:value-type="float">
            <text:p>29.7162340290944</text:p>
          </table:table-cell>
          <table:table-cell office:value-type="float" office:value="-95.4092645645142" calcext:value-type="float">
            <text:p>-95.4092645645142</text:p>
          </table:table-cell>
          <table:table-cell office:value-type="string" calcext:value-type="string">
            <text:p>(29.71623402909437, -95.40926456451416)</text:p>
          </table:table-cell>
        </table:table-row>
        <table:table-row table:style-name="ro1">
          <table:table-cell office:value-type="string" calcext:value-type="string">
            <text:p>Air Forc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Falcon Stadium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46692" calcext:value-type="float">
            <text:p>46692</text:p>
          </table:table-cell>
          <table:table-cell office:value-type="float" office:value="38.9969074312269" calcext:value-type="float">
            <text:p>38.9969074312269</text:p>
          </table:table-cell>
          <table:table-cell office:value-type="float" office:value="-104.843688011169" calcext:value-type="float">
            <text:p>-104.843688011169</text:p>
          </table:table-cell>
          <table:table-cell office:value-type="string" calcext:value-type="string">
            <text:p>(38.99690743122685, -104.84368801116943)</text:p>
          </table:table-cell>
        </table:table-row>
        <table:table-row table:style-name="ro1">
          <table:table-cell office:value-type="string" calcext:value-type="string">
            <text:p>Oregon State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Reser Stadium</text:p>
          </table:table-cell>
          <table:table-cell office:value-type="string" calcext:value-type="string">
            <text:p>Corvallis</text:p>
          </table:table-cell>
          <table:table-cell office:value-type="string" calcext:value-type="string">
            <text:p>OR</text:p>
          </table:table-cell>
          <table:table-cell office:value-type="float" office:value="45674" calcext:value-type="float">
            <text:p>45674</text:p>
          </table:table-cell>
          <table:table-cell office:value-type="float" office:value="44.5594768421455" calcext:value-type="float">
            <text:p>44.5594768421455</text:p>
          </table:table-cell>
          <table:table-cell office:value-type="float" office:value="-123.281407356262" calcext:value-type="float">
            <text:p>-123.281407356262</text:p>
          </table:table-cell>
          <table:table-cell office:value-type="string" calcext:value-type="string">
            <text:p>(44.5594768421455, -123.2814073562622)</text:p>
          </table:table-cell>
        </table:table-row>
        <table:table-row table:style-name="ro1">
          <table:table-cell office:value-type="string" calcext:value-type="string">
            <text:p>UCF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Bright House Networks Stadium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45323" calcext:value-type="float">
            <text:p>45323</text:p>
          </table:table-cell>
          <table:table-cell office:value-type="float" office:value="28.6079588592271" calcext:value-type="float">
            <text:p>28.6079588592271</text:p>
          </table:table-cell>
          <table:table-cell office:value-type="float" office:value="-81.1929988861084" calcext:value-type="float">
            <text:p>-81.1929988861084</text:p>
          </table:table-cell>
          <table:table-cell office:value-type="string" calcext:value-type="string">
            <text:p>(28.607958859227068, -81.1929988861084)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McLane Stadium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float" office:value="45140" calcext:value-type="float">
            <text:p>45140</text:p>
          </table:table-cell>
          <table:table-cell office:value-type="float" office:value="31.5586626355117" calcext:value-type="float">
            <text:p>31.5586626355117</text:p>
          </table:table-cell>
          <table:table-cell office:value-type="float" office:value="-97.1156001091003" calcext:value-type="float">
            <text:p>-97.1156001091003</text:p>
          </table:table-cell>
          <table:table-cell office:value-type="string" calcext:value-type="string">
            <text:p>(31.55866263551169, -97.11560010910034)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Rice-Eccles Stadium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45017" calcext:value-type="float">
            <text:p>45017</text:p>
          </table:table-cell>
          <table:table-cell office:value-type="float" office:value="40.7599478200457" calcext:value-type="float">
            <text:p>40.7599478200457</text:p>
          </table:table-cell>
          <table:table-cell office:value-type="float" office:value="-111.8488240242" calcext:value-type="float">
            <text:p>-111.8488240242</text:p>
          </table:table-cell>
          <table:table-cell office:value-type="string" calcext:value-type="string">
            <text:p>(40.75994782004573, -111.84882402420044)</text:p>
          </table:table-cell>
        </table:table-row>
        <table:table-row table:style-name="ro1">
          <table:table-cell office:value-type="string" calcext:value-type="string">
            <text:p>TCU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Amon G. Carter Stadium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45000" calcext:value-type="float">
            <text:p>45000</text:p>
          </table:table-cell>
          <table:table-cell office:value-type="float" office:value="32.7099159694235" calcext:value-type="float">
            <text:p>32.7099159694235</text:p>
          </table:table-cell>
          <table:table-cell office:value-type="float" office:value="-97.3679959774017" calcext:value-type="float">
            <text:p>-97.3679959774017</text:p>
          </table:table-cell>
          <table:table-cell office:value-type="string" calcext:value-type="string">
            <text:p>(32.70991596942349, -97.36799597740172)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lumni Stadium</text:p>
          </table:table-cell>
          <table:table-cell office:value-type="string" calcext:value-type="string">
            <text:p>Chestnut Hill</text:p>
          </table:table-cell>
          <table:table-cell office:value-type="string" calcext:value-type="string">
            <text:p>MA</text:p>
          </table:table-cell>
          <table:table-cell office:value-type="float" office:value="44500" calcext:value-type="float">
            <text:p>44500</text:p>
          </table:table-cell>
          <table:table-cell office:value-type="float" office:value="42.3351083489585" calcext:value-type="float">
            <text:p>42.3351083489585</text:p>
          </table:table-cell>
          <table:table-cell office:value-type="float" office:value="-71.1664724349976" calcext:value-type="float">
            <text:p>-71.1664724349976</text:p>
          </table:table-cell>
          <table:table-cell office:value-type="string" calcext:value-type="string">
            <text:p>(42.33510834895851, -71.16647243499756)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Bulldog Stadium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41031" calcext:value-type="float">
            <text:p>41031</text:p>
          </table:table-cell>
          <table:table-cell office:value-type="float" office:value="36.8143196952459" calcext:value-type="float">
            <text:p>36.8143196952459</text:p>
          </table:table-cell>
          <table:table-cell office:value-type="float" office:value="-119.758101566906" calcext:value-type="float">
            <text:p>-119.758101566906</text:p>
          </table:table-cell>
          <table:table-cell office:value-type="string" calcext:value-type="string">
            <text:p>(36.81431969524593, -119.75810156690552)</text:p>
          </table:table-cell>
        </table:table-row>
        <table:table-row table:style-name="ro1">
          <table:table-cell office:value-type="string" calcext:value-type="string">
            <text:p>Vanderbilt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Vanderbilt Stadium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40350" calcext:value-type="float">
            <text:p>40350</text:p>
          </table:table-cell>
          <table:table-cell office:value-type="float" office:value="36.1435584969638" calcext:value-type="float">
            <text:p>36.1435584969638</text:p>
          </table:table-cell>
          <table:table-cell office:value-type="float" office:value="-86.8087720870972" calcext:value-type="float">
            <text:p>-86.8087720870972</text:p>
          </table:table-cell>
          <table:table-cell office:value-type="string" calcext:value-type="string">
            <text:p>(36.14355849696379, -86.80877208709717)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Rentschler Field</text:p>
          </table:table-cell>
          <table:table-cell office:value-type="string" calcext:value-type="string">
            <text:p>East Hartford</text:p>
          </table:table-cell>
          <table:table-cell office:value-type="string" calcext:value-type="string">
            <text:p>CT</text:p>
          </table:table-cell>
          <table:table-cell office:value-type="float" office:value="40000" calcext:value-type="float">
            <text:p>40000</text:p>
          </table:table-cell>
          <table:table-cell office:value-type="float" office:value="41.7598842782029" calcext:value-type="float">
            <text:p>41.7598842782029</text:p>
          </table:table-cell>
          <table:table-cell office:value-type="float" office:value="-72.6189422607422" calcext:value-type="float">
            <text:p>-72.6189422607422</text:p>
          </table:table-cell>
          <table:table-cell office:value-type="string" calcext:value-type="string">
            <text:p>(41.75988427820291, -72.61894226074219)</text:p>
          </table:table-cell>
        </table:table-row>
        <table:table-row table:style-name="ro1">
          <table:table-cell office:value-type="string" calcext:value-type="string">
            <text:p>Cincinnati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ippert Stadium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0000" calcext:value-type="float">
            <text:p>40000</text:p>
          </table:table-cell>
          <table:table-cell office:value-type="float" office:value="39.1312842527341" calcext:value-type="float">
            <text:p>39.1312842527341</text:p>
          </table:table-cell>
          <table:table-cell office:value-type="float" office:value="-84.5162614374158" calcext:value-type="float">
            <text:p>-84.5162614374158</text:p>
          </table:table-cell>
          <table:table-cell office:value-type="string" calcext:value-type="string">
            <text:p>(39.13128425273405, -84.51626143741578)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TDECU Stadium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40000" calcext:value-type="float">
            <text:p>40000</text:p>
          </table:table-cell>
          <table:table-cell office:value-type="float" office:value="29.7217679632935" calcext:value-type="float">
            <text:p>29.7217679632935</text:p>
          </table:table-cell>
          <table:table-cell office:value-type="float" office:value="-95.3490984109521" calcext:value-type="float">
            <text:p>-95.3490984109521</text:p>
          </table:table-cell>
          <table:table-cell office:value-type="string" calcext:value-type="string">
            <text:p>(29.721767963293527, -95.34909841095214)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University Stadium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39224" calcext:value-type="float">
            <text:p>39224</text:p>
          </table:table-cell>
          <table:table-cell office:value-type="float" office:value="35.0676104826717" calcext:value-type="float">
            <text:p>35.0676104826717</text:p>
          </table:table-cell>
          <table:table-cell office:value-type="float" office:value="-106.628102835816" calcext:value-type="float">
            <text:p>-106.628102835816</text:p>
          </table:table-cell>
          <table:table-cell office:value-type="string" calcext:value-type="string">
            <text:p>(35.06761048267165, -106.6281028358157)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Joan C. Edwards Stadium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38019" calcext:value-type="float">
            <text:p>38019</text:p>
          </table:table-cell>
          <table:table-cell office:value-type="float" office:value="38.4248653617916" calcext:value-type="float">
            <text:p>38.4248653617916</text:p>
          </table:table-cell>
          <table:table-cell office:value-type="float" office:value="-82.4218583106995" calcext:value-type="float">
            <text:p>-82.4218583106995</text:p>
          </table:table-cell>
          <table:table-cell office:value-type="string" calcext:value-type="string">
            <text:p>(38.42486536179161, -82.42185831069946)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Michie Stadium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NY</text:p>
          </table:table-cell>
          <table:table-cell office:value-type="float" office:value="38000" calcext:value-type="float">
            <text:p>38000</text:p>
          </table:table-cell>
          <table:table-cell office:value-type="float" office:value="41.3870804347742" calcext:value-type="float">
            <text:p>41.3870804347742</text:p>
          </table:table-cell>
          <table:table-cell office:value-type="float" office:value="-73.9640808105469" calcext:value-type="float">
            <text:p>-73.9640808105469</text:p>
          </table:table-cell>
          <table:table-cell office:value-type="string" calcext:value-type="string">
            <text:p>(41.38708043477422, -73.96408081054688)</text:p>
          </table:table-cell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Albertsons Stadium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37000" calcext:value-type="float">
            <text:p>37000</text:p>
          </table:table-cell>
          <table:table-cell office:value-type="float" office:value="43.6027080538683" calcext:value-type="float">
            <text:p>43.6027080538683</text:p>
          </table:table-cell>
          <table:table-cell office:value-type="float" office:value="-116.195912361145" calcext:value-type="float">
            <text:p>-116.195912361145</text:p>
          </table:table-cell>
          <table:table-cell office:value-type="string" calcext:value-type="string">
            <text:p>(43.6027080538683, -116.19591236114502)</text:p>
          </table:table-cell>
        </table:table-row>
        <table:table-row table:style-name="ro1">
          <table:table-cell office:value-type="string" calcext:value-type="string">
            <text:p>Louisiana-Lafayet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Cajun Field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36900" calcext:value-type="float">
            <text:p>36900</text:p>
          </table:table-cell>
          <table:table-cell office:value-type="float" office:value="30.2157960967561" calcext:value-type="float">
            <text:p>30.2157960967561</text:p>
          </table:table-cell>
          <table:table-cell office:value-type="float" office:value="-92.0162641355238" calcext:value-type="float">
            <text:p>-92.0162641355238</text:p>
          </table:table-cell>
          <table:table-cell office:value-type="string" calcext:value-type="string">
            <text:p>(30.21579609675613, -92.01626413552384)</text:p>
          </table:table-cell>
        </table:table-row>
        <table:table-row table:style-name="ro1">
          <table:table-cell office:value-type="string" calcext:value-type="string">
            <text:p>UNLV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am Boyd Stadium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NV</text:p>
          </table:table-cell>
          <table:table-cell office:value-type="float" office:value="36800" calcext:value-type="float">
            <text:p>36800</text:p>
          </table:table-cell>
          <table:table-cell office:value-type="float" office:value="36.0859738804692" calcext:value-type="float">
            <text:p>36.0859738804692</text:p>
          </table:table-cell>
          <table:table-cell office:value-type="float" office:value="-115.017113685608" calcext:value-type="float">
            <text:p>-115.017113685608</text:p>
          </table:table-cell>
          <table:table-cell office:value-type="string" calcext:value-type="string">
            <text:p>(36.08597388046924, -115.01711368560792)</text:p>
          </table:table-cell>
        </table:table-row>
        <table:table-row table:style-name="ro1">
          <table:table-cell office:value-type="string" calcext:value-type="string">
            <text:p>Southern Mis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M. M. Roberts Stadium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float" office:value="36000" calcext:value-type="float">
            <text:p>36000</text:p>
          </table:table-cell>
          <table:table-cell office:value-type="float" office:value="31.3289784266123" calcext:value-type="float">
            <text:p>31.3289784266123</text:p>
          </table:table-cell>
          <table:table-cell office:value-type="float" office:value="-89.3313306570053" calcext:value-type="float">
            <text:p>-89.3313306570053</text:p>
          </table:table-cell>
          <table:table-cell office:value-type="string" calcext:value-type="string">
            <text:p>(31.32897842661232, -89.33133065700531)</text:p>
          </table:table-cell>
        </table:table-row>
        <table:table-row table:style-name="ro1">
          <table:table-cell office:value-type="string" calcext:value-type="string">
            <text:p>Tulsa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kelly Field at H. A. Chapman Stadium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35542" calcext:value-type="float">
            <text:p>35542</text:p>
          </table:table-cell>
          <table:table-cell office:value-type="float" office:value="36.1488606751921" calcext:value-type="float">
            <text:p>36.1488606751921</text:p>
          </table:table-cell>
          <table:table-cell office:value-type="float" office:value="-95.943603515625" calcext:value-type="float">
            <text:p>-95.943603515625</text:p>
          </table:table-cell>
          <table:table-cell office:value-type="string" calcext:value-type="string">
            <text:p>(36.14886067519205, -95.943603515625)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onny Lubick Field at Hughes Stadium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float" office:value="34400" calcext:value-type="float">
            <text:p>34400</text:p>
          </table:table-cell>
          <table:table-cell office:value-type="float" office:value="40.561742448678" calcext:value-type="float">
            <text:p>40.561742448678</text:p>
          </table:table-cell>
          <table:table-cell office:value-type="float" office:value="-105.139843711922" calcext:value-type="float">
            <text:p>-105.139843711922</text:p>
          </table:table-cell>
          <table:table-cell office:value-type="string" calcext:value-type="string">
            <text:p>(40.561742448678, -105.13984371192213)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avy–Marine Corps Memorial Stadium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D</text:p>
          </table:table-cell>
          <table:table-cell office:value-type="float" office:value="34000" calcext:value-type="float">
            <text:p>34000</text:p>
          </table:table-cell>
          <table:table-cell office:value-type="float" office:value="38.9848326354337" calcext:value-type="float">
            <text:p>38.9848326354337</text:p>
          </table:table-cell>
          <table:table-cell office:value-type="float" office:value="-76.5071153640747" calcext:value-type="float">
            <text:p>-76.5071153640747</text:p>
          </table:table-cell>
          <table:table-cell office:value-type="string" calcext:value-type="string">
            <text:p>(38.98483263543365, -76.5071153640747)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Wallace Wade Stadium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33941" calcext:value-type="float">
            <text:p>33941</text:p>
          </table:table-cell>
          <table:table-cell office:value-type="float" office:value="35.9953166502013" calcext:value-type="float">
            <text:p>35.9953166502013</text:p>
          </table:table-cell>
          <table:table-cell office:value-type="float" office:value="-78.9417243003845" calcext:value-type="float">
            <text:p>-78.9417243003845</text:p>
          </table:table-cell>
          <table:table-cell office:value-type="string" calcext:value-type="string">
            <text:p>(35.9953166502013, -78.94172430038452)</text:p>
          </table:table-cell>
        </table:table-row>
        <table:table-row table:style-name="ro1">
          <table:table-cell office:value-type="string" calcext:value-type="string">
            <text:p>South Alabama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Ladd Peebles Stadium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3500" calcext:value-type="float">
            <text:p>33500</text:p>
          </table:table-cell>
          <table:table-cell office:value-type="float" office:value="30.6742389873068" calcext:value-type="float">
            <text:p>30.6742389873068</text:p>
          </table:table-cell>
          <table:table-cell office:value-type="float" office:value="-88.0756330490112" calcext:value-type="float">
            <text:p>-88.0756330490112</text:p>
          </table:table-cell>
          <table:table-cell office:value-type="string" calcext:value-type="string">
            <text:p>(30.674238987306754, -88.07563304901123)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Kelly/Shorts Stadium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MI</text:p>
          </table:table-cell>
          <table:table-cell office:value-type="float" office:value="32885" calcext:value-type="float">
            <text:p>32885</text:p>
          </table:table-cell>
          <table:table-cell office:value-type="float" office:value="43.5776122825745" calcext:value-type="float">
            <text:p>43.5776122825745</text:p>
          </table:table-cell>
          <table:table-cell office:value-type="float" office:value="-84.7708296775818" calcext:value-type="float">
            <text:p>-84.7708296775818</text:p>
          </table:table-cell>
          <table:table-cell office:value-type="string" calcext:value-type="string">
            <text:p>(43.577612282574535, -84.77082967758179)</text:p>
          </table:table-cell>
        </table:table-row>
        <table:table-row table:style-name="ro1">
          <table:table-cell office:value-type="string" calcext:value-type="string">
            <text:p>Washington State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Martin Stadium</text:p>
          </table:table-cell>
          <table:table-cell office:value-type="string" calcext:value-type="string">
            <text:p>Pullman</text:p>
          </table:table-cell>
          <table:table-cell office:value-type="string" calcext:value-type="string">
            <text:p>WA</text:p>
          </table:table-cell>
          <table:table-cell office:value-type="float" office:value="32248" calcext:value-type="float">
            <text:p>32248</text:p>
          </table:table-cell>
          <table:table-cell office:value-type="float" office:value="46.731967978653" calcext:value-type="float">
            <text:p>46.731967978653</text:p>
          </table:table-cell>
          <table:table-cell office:value-type="float" office:value="-117.160585787811" calcext:value-type="float">
            <text:p>-117.160585787811</text:p>
          </table:table-cell>
          <table:table-cell office:value-type="string" calcext:value-type="string">
            <text:p>(46.731967978653024, -117.16058578781136)</text:p>
          </table:table-cell>
        </table:table-row>
        <table:table-row table:style-name="ro1">
          <table:table-cell office:value-type="string" calcext:value-type="string">
            <text:p>SMU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Gerald J. Ford Stadium</text:p>
          </table:table-cell>
          <table:table-cell office:value-type="string" calcext:value-type="string">
            <text:p>University Park</text:p>
          </table:table-cell>
          <table:table-cell office:value-type="string" calcext:value-type="string">
            <text:p>TX</text:p>
          </table:table-cell>
          <table:table-cell office:value-type="float" office:value="32000" calcext:value-type="float">
            <text:p>32000</text:p>
          </table:table-cell>
          <table:table-cell office:value-type="float" office:value="32.8377158099425" calcext:value-type="float">
            <text:p>32.8377158099425</text:p>
          </table:table-cell>
          <table:table-cell office:value-type="float" office:value="-96.782705783844" calcext:value-type="float">
            <text:p>-96.782705783844</text:p>
          </table:table-cell>
          <table:table-cell office:value-type="string" calcext:value-type="string">
            <text:p>(32.83771580994254, -96.782705783844)</text:p>
          </table:table-cell>
        </table:table-row>
        <table:table-row table:style-name="ro1">
          <table:table-cell office:value-type="string" calcext:value-type="string">
            <text:p>Wake Fores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BB&amp;T Field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float" office:value="31500" calcext:value-type="float">
            <text:p>31500</text:p>
          </table:table-cell>
          <table:table-cell office:value-type="float" office:value="36.0918348106128" calcext:value-type="float">
            <text:p>36.0918348106128</text:p>
          </table:table-cell>
          <table:table-cell office:value-type="float" office:value="-80.2553415298462" calcext:value-type="float">
            <text:p>-80.2553415298462</text:p>
          </table:table-cell>
          <table:table-cell office:value-type="string" calcext:value-type="string">
            <text:p>(36.09183481061275, -80.25534152984619)</text:p>
          </table:table-cell>
        </table:table-row>
        <table:table-row table:style-name="ro1">
          <table:table-cell office:value-type="string" calcext:value-type="string">
            <text:p>Middle Tennesse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ohnny "Red" Floyd Stadium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N</text:p>
          </table:table-cell>
          <table:table-cell office:value-type="float" office:value="31000" calcext:value-type="float">
            <text:p>31000</text:p>
          </table:table-cell>
          <table:table-cell office:value-type="float" office:value="35.8511090805409" calcext:value-type="float">
            <text:p>35.8511090805409</text:p>
          </table:table-cell>
          <table:table-cell office:value-type="float" office:value="-86.3684499263763" calcext:value-type="float">
            <text:p>-86.3684499263763</text:p>
          </table:table-cell>
          <table:table-cell office:value-type="string" calcext:value-type="string">
            <text:p>(35.85110908054087, -86.36844992637634)</text:p>
          </table:table-cell>
        </table:table-row>
        <table:table-row table:style-name="ro1">
          <table:table-cell office:value-type="string" calcext:value-type="string">
            <text:p>Arkansas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Centennial Bank Stadium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AR</text:p>
          </table:table-cell>
          <table:table-cell office:value-type="float" office:value="30964" calcext:value-type="float">
            <text:p>30964</text:p>
          </table:table-cell>
          <table:table-cell office:value-type="float" office:value="35.8489900953237" calcext:value-type="float">
            <text:p>35.8489900953237</text:p>
          </table:table-cell>
          <table:table-cell office:value-type="float" office:value="-90.6676949436291" calcext:value-type="float">
            <text:p>-90.6676949436291</text:p>
          </table:table-cell>
          <table:table-cell office:value-type="string" calcext:value-type="string">
            <text:p>(35.84899009532366, -90.66769494362912)</text:p>
          </table:table-cell>
        </table:table-row>
        <table:table-row table:style-name="ro1">
          <table:table-cell office:value-type="string" calcext:value-type="string">
            <text:p>North Texa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pogee Stadium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float" office:value="30850" calcext:value-type="float">
            <text:p>30850</text:p>
          </table:table-cell>
          <table:table-cell office:value-type="float" office:value="33.2039350840892" calcext:value-type="float">
            <text:p>33.2039350840892</text:p>
          </table:table-cell>
          <table:table-cell office:value-type="float" office:value="-97.1592235565186" calcext:value-type="float">
            <text:p>-97.1592235565186</text:p>
          </table:table-cell>
          <table:table-cell office:value-type="string" calcext:value-type="string">
            <text:p>(33.20393508408917, -97.15922355651855)</text:p>
          </table:table-cell>
        </table:table-row>
        <table:table-row table:style-name="ro1">
          <table:table-cell office:value-type="string" calcext:value-type="string">
            <text:p>Louisiana Tech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oe Aillet Stadium</text:p>
          </table:table-cell>
          <table:table-cell office:value-type="string" calcext:value-type="string">
            <text:p>Ruston</text:p>
          </table:table-cell>
          <table:table-cell office:value-type="string" calcext:value-type="string">
            <text:p>LA</text:p>
          </table:table-cell>
          <table:table-cell office:value-type="float" office:value="30600" calcext:value-type="float">
            <text:p>30600</text:p>
          </table:table-cell>
          <table:table-cell office:value-type="float" office:value="32.5322380991582" calcext:value-type="float">
            <text:p>32.5322380991582</text:p>
          </table:table-cell>
          <table:table-cell office:value-type="float" office:value="-92.6560188758494" calcext:value-type="float">
            <text:p>-92.6560188758494</text:p>
          </table:table-cell>
          <table:table-cell office:value-type="string" calcext:value-type="string">
            <text:p>(32.53223809915824, -92.6560188758494)</text:p>
          </table:table-cell>
        </table:table-row>
        <table:table-row table:style-name="ro1">
          <table:table-cell office:value-type="string" calcext:value-type="string">
            <text:p>San Jose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Spartan Stadium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30456" calcext:value-type="float">
            <text:p>30456</text:p>
          </table:table-cell>
          <table:table-cell office:value-type="float" office:value="37.3201051866908" calcext:value-type="float">
            <text:p>37.3201051866908</text:p>
          </table:table-cell>
          <table:table-cell office:value-type="float" office:value="-121.868116130791" calcext:value-type="float">
            <text:p>-121.868116130791</text:p>
          </table:table-cell>
          <table:table-cell office:value-type="string" calcext:value-type="string">
            <text:p>(37.320105186690846, -121.86811613079064)</text:p>
          </table:table-cell>
        </table:table-row>
        <table:table-row table:style-name="ro1">
          <table:table-cell office:value-type="string" calcext:value-type="string">
            <text:p>Louisiana-Monro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Malone Stadium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float" office:value="30427" calcext:value-type="float">
            <text:p>30427</text:p>
          </table:table-cell>
          <table:table-cell office:value-type="float" office:value="32.5310686945155" calcext:value-type="float">
            <text:p>32.5310686945155</text:p>
          </table:table-cell>
          <table:table-cell office:value-type="float" office:value="-92.0664407506764" calcext:value-type="float">
            <text:p>-92.0664407506764</text:p>
          </table:table-cell>
          <table:table-cell office:value-type="string" calcext:value-type="string">
            <text:p>(32.53106869451547, -92.06644075067642)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Aggie Memorial Stadium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float" office:value="30343" calcext:value-type="float">
            <text:p>30343</text:p>
          </table:table-cell>
          <table:table-cell office:value-type="float" office:value="32.2797493822641" calcext:value-type="float">
            <text:p>32.2797493822641</text:p>
          </table:table-cell>
          <table:table-cell office:value-type="float" office:value="-106.741136312485" calcext:value-type="float">
            <text:p>-106.741136312485</text:p>
          </table:table-cell>
          <table:table-cell office:value-type="string" calcext:value-type="string">
            <text:p>(32.27974938226407, -106.74113631248474)</text:p>
          </table:table-cell>
        </table:table-row>
        <table:table-row table:style-name="ro1">
          <table:table-cell office:value-type="string" calcext:value-type="string">
            <text:p>Western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aldo Stadium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float" office:value="30200" calcext:value-type="float">
            <text:p>30200</text:p>
          </table:table-cell>
          <table:table-cell office:value-type="float" office:value="42.2857554874702" calcext:value-type="float">
            <text:p>42.2857554874702</text:p>
          </table:table-cell>
          <table:table-cell office:value-type="float" office:value="-85.6010042130947" calcext:value-type="float">
            <text:p>-85.6010042130947</text:p>
          </table:table-cell>
          <table:table-cell office:value-type="string" calcext:value-type="string">
            <text:p>(42.285755487470176, -85.60100421309471)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Rynearson Stadium</text:p>
          </table:table-cell>
          <table:table-cell office:value-type="string" calcext:value-type="string">
            <text:p>Ypsilanti</text:p>
          </table:table-cell>
          <table:table-cell office:value-type="string" calcext:value-type="string">
            <text:p>MI</text:p>
          </table:table-cell>
          <table:table-cell office:value-type="float" office:value="30200" calcext:value-type="float">
            <text:p>30200</text:p>
          </table:table-cell>
          <table:table-cell office:value-type="float" office:value="42.2557607087688" calcext:value-type="float">
            <text:p>42.2557607087688</text:p>
          </table:table-cell>
          <table:table-cell office:value-type="float" office:value="-83.6477565765381" calcext:value-type="float">
            <text:p>-83.6477565765381</text:p>
          </table:table-cell>
          <table:table-cell office:value-type="string" calcext:value-type="string">
            <text:p>(42.2557607087688, -83.64775657653809)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ackay Stadium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float" office:value="30000" calcext:value-type="float">
            <text:p>30000</text:p>
          </table:table-cell>
          <table:table-cell office:value-type="float" office:value="39.5469248501716" calcext:value-type="float">
            <text:p>39.5469248501716</text:p>
          </table:table-cell>
          <table:table-cell office:value-type="float" office:value="-119.817559719086" calcext:value-type="float">
            <text:p>-119.817559719086</text:p>
          </table:table-cell>
          <table:table-cell office:value-type="string" calcext:value-type="string">
            <text:p>(39.54692485017159, -119.8175597190857)</text:p>
          </table:table-cell>
        </table:table-row>
        <table:table-row table:style-name="ro1">
          <table:table-cell office:value-type="string" calcext:value-type="string">
            <text:p>Texas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obcat Stadium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X</text:p>
          </table:table-cell>
          <table:table-cell office:value-type="float" office:value="30000" calcext:value-type="float">
            <text:p>30000</text:p>
          </table:table-cell>
          <table:table-cell office:value-type="float" office:value="29.8913445487972" calcext:value-type="float">
            <text:p>29.8913445487972</text:p>
          </table:table-cell>
          <table:table-cell office:value-type="float" office:value="-97.9253118055946" calcext:value-type="float">
            <text:p>-97.9253118055946</text:p>
          </table:table-cell>
          <table:table-cell office:value-type="string" calcext:value-type="string">
            <text:p>(29.89134454879716, -97.92531180559462)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umma Field at InfoCision Stadium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30000" calcext:value-type="float">
            <text:p>30000</text:p>
          </table:table-cell>
          <table:table-cell office:value-type="float" office:value="41.0725695152871" calcext:value-type="float">
            <text:p>41.0725695152871</text:p>
          </table:table-cell>
          <table:table-cell office:value-type="float" office:value="-81.5083837509155" calcext:value-type="float">
            <text:p>-81.5083837509155</text:p>
          </table:table-cell>
          <table:table-cell office:value-type="string" calcext:value-type="string">
            <text:p>(41.07256951528711, -81.50838375091553)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AU Stadium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float" office:value="30000" calcext:value-type="float">
            <text:p>30000</text:p>
          </table:table-cell>
          <table:table-cell office:value-type="float" office:value="26.3754535636523" calcext:value-type="float">
            <text:p>26.3754535636523</text:p>
          </table:table-cell>
          <table:table-cell office:value-type="float" office:value="-80.101683139801" calcext:value-type="float">
            <text:p>-80.101683139801</text:p>
          </table:table-cell>
          <table:table-cell office:value-type="string" calcext:value-type="string">
            <text:p>(26.3754535636523, -80.10168313980103)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Veterans Memorial Stadiu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AL</text:p>
          </table:table-cell>
          <table:table-cell office:value-type="float" office:value="30000" calcext:value-type="float">
            <text:p>30000</text:p>
          </table:table-cell>
          <table:table-cell office:value-type="float" office:value="31.7995274152521" calcext:value-type="float">
            <text:p>31.7995274152521</text:p>
          </table:table-cell>
          <table:table-cell office:value-type="float" office:value="-85.9521769158619" calcext:value-type="float">
            <text:p>-85.9521769158619</text:p>
          </table:table-cell>
          <table:table-cell office:value-type="string" calcext:value-type="string">
            <text:p>(31.799527415252125, -85.95217691586194)</text:p>
          </table:table-cell>
        </table:table-row>
        <table:table-row table:style-name="ro1">
          <table:table-cell office:value-type="string" calcext:value-type="string">
            <text:p>Tulan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Benson Field at Yulman Stadium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30000" calcext:value-type="float">
            <text:p>30000</text:p>
          </table:table-cell>
          <table:table-cell office:value-type="float" office:value="29.9458981125284" calcext:value-type="float">
            <text:p>29.9458981125284</text:p>
          </table:table-cell>
          <table:table-cell office:value-type="float" office:value="-90.1151911230633" calcext:value-type="float">
            <text:p>-90.1151911230633</text:p>
          </table:table-cell>
          <table:table-cell office:value-type="string" calcext:value-type="string">
            <text:p>(29.945898112528432, -90.11519112306328)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ar Memorial Stadium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29181" calcext:value-type="float">
            <text:p>29181</text:p>
          </table:table-cell>
          <table:table-cell office:value-type="float" office:value="41.3119359929925" calcext:value-type="float">
            <text:p>41.3119359929925</text:p>
          </table:table-cell>
          <table:table-cell office:value-type="float" office:value="-105.569064617157" calcext:value-type="float">
            <text:p>-105.569064617157</text:p>
          </table:table-cell>
          <table:table-cell office:value-type="string" calcext:value-type="string">
            <text:p>(41.31193599299248, -105.56906461715698)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UB Stadium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NY</text:p>
          </table:table-cell>
          <table:table-cell office:value-type="float" office:value="29013" calcext:value-type="float">
            <text:p>29013</text:p>
          </table:table-cell>
          <table:table-cell office:value-type="float" office:value="42.9990683823964" calcext:value-type="float">
            <text:p>42.9990683823964</text:p>
          </table:table-cell>
          <table:table-cell office:value-type="float" office:value="-78.7775194644928" calcext:value-type="float">
            <text:p>-78.7775194644928</text:p>
          </table:table-cell>
          <table:table-cell office:value-type="string" calcext:value-type="string">
            <text:p>(42.99906838239644, -78.7775194644928)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Georgia Dom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28155" calcext:value-type="float">
            <text:p>28155</text:p>
          </table:table-cell>
          <table:table-cell office:value-type="float" office:value="33.7576173764785" calcext:value-type="float">
            <text:p>33.7576173764785</text:p>
          </table:table-cell>
          <table:table-cell office:value-type="float" office:value="-84.4010603427887" calcext:value-type="float">
            <text:p>-84.4010603427887</text:p>
          </table:table-cell>
          <table:table-cell office:value-type="string" calcext:value-type="string">
            <text:p>(33.75761737647849, -84.4010603427887)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Glass Bowl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26248" calcext:value-type="float">
            <text:p>26248</text:p>
          </table:table-cell>
          <table:table-cell office:value-type="float" office:value="41.6573907789532" calcext:value-type="float">
            <text:p>41.6573907789532</text:p>
          </table:table-cell>
          <table:table-cell office:value-type="float" office:value="-83.614017191503" calcext:value-type="float">
            <text:p>-83.614017191503</text:p>
          </table:table-cell>
          <table:table-cell office:value-type="string" calcext:value-type="string">
            <text:p>(41.65739077895321, -83.61401719150295)</text:p>
          </table:table-cell>
        </table:table-row>
        <table:table-row table:style-name="ro1">
          <table:table-cell office:value-type="string" calcext:value-type="string">
            <text:p>Utah State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Romney Stadium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float" office:value="25513" calcext:value-type="float">
            <text:p>25513</text:p>
          </table:table-cell>
          <table:table-cell office:value-type="float" office:value="41.7515318861288" calcext:value-type="float">
            <text:p>41.7515318861288</text:p>
          </table:table-cell>
          <table:table-cell office:value-type="float" office:value="-111.812105678856" calcext:value-type="float">
            <text:p>-111.812105678856</text:p>
          </table:table-cell>
          <table:table-cell office:value-type="string" calcext:value-type="string">
            <text:p>(41.75153188612883, -111.81210567885644)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uskie Stadium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L</text:p>
          </table:table-cell>
          <table:table-cell office:value-type="float" office:value="25500" calcext:value-type="float">
            <text:p>25500</text:p>
          </table:table-cell>
          <table:table-cell office:value-type="float" office:value="41.934014" calcext:value-type="float">
            <text:p>41.934014</text:p>
          </table:table-cell>
          <table:table-cell office:value-type="float" office:value="-88.778222" calcext:value-type="float">
            <text:p>-88.778222</text:p>
          </table:table-cell>
          <table:table-cell office:value-type="string" calcext:value-type="string">
            <text:p>(41.934014, -88.778222)</text:p>
          </table:table-cell>
        </table:table-row>
        <table:table-row table:style-name="ro1">
          <table:table-cell office:value-type="string" calcext:value-type="string">
            <text:p>Kent Stat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ix Stadiu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OH</text:p>
          </table:table-cell>
          <table:table-cell office:value-type="float" office:value="25000" calcext:value-type="float">
            <text:p>25000</text:p>
          </table:table-cell>
          <table:table-cell office:value-type="float" office:value="41.1390868254952" calcext:value-type="float">
            <text:p>41.1390868254952</text:p>
          </table:table-cell>
          <table:table-cell office:value-type="float" office:value="-81.3134394586086" calcext:value-type="float">
            <text:p>-81.3134394586086</text:p>
          </table:table-cell>
          <table:table-cell office:value-type="string" calcext:value-type="string">
            <text:p>(41.13908682549516, -81.31343945860863)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Paulson Stadium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GA</text:p>
          </table:table-cell>
          <table:table-cell office:value-type="float" office:value="24300" calcext:value-type="float">
            <text:p>24300</text:p>
          </table:table-cell>
          <table:table-cell office:value-type="float" office:value="32.4122116763478" calcext:value-type="float">
            <text:p>32.4122116763478</text:p>
          </table:table-cell>
          <table:table-cell office:value-type="float" office:value="-81.7831707000732" calcext:value-type="float">
            <text:p>-81.7831707000732</text:p>
          </table:table-cell>
          <table:table-cell office:value-type="string" calcext:value-type="string">
            <text:p>(32.41221167634779, -81.78317070007324)</text:p>
          </table:table-cell>
        </table:table-row>
        <table:table-row table:style-name="ro1">
          <table:table-cell office:value-type="string" calcext:value-type="string">
            <text:p>Miami (OH)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Yager Stadium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OH</text:p>
          </table:table-cell>
          <table:table-cell office:value-type="float" office:value="24286" calcext:value-type="float">
            <text:p>24286</text:p>
          </table:table-cell>
          <table:table-cell office:value-type="float" office:value="39.5194211314235" calcext:value-type="float">
            <text:p>39.5194211314235</text:p>
          </table:table-cell>
          <table:table-cell office:value-type="float" office:value="-84.7333545014002" calcext:value-type="float">
            <text:p>-84.7333545014002</text:p>
          </table:table-cell>
          <table:table-cell office:value-type="string" calcext:value-type="string">
            <text:p>(39.51942113142349, -84.73335450140017)</text:p>
          </table:table-cell>
        </table:table-row>
        <table:table-row table:style-name="ro1">
          <table:table-cell office:value-type="string" calcext:value-type="string">
            <text:p>Appalachian State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Kidd Brewer Stadium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NC</text:p>
          </table:table-cell>
          <table:table-cell office:value-type="float" office:value="24050" calcext:value-type="float">
            <text:p>24050</text:p>
          </table:table-cell>
          <table:table-cell office:value-type="float" office:value="36.2115153016931" calcext:value-type="float">
            <text:p>36.2115153016931</text:p>
          </table:table-cell>
          <table:table-cell office:value-type="float" office:value="-81.685506105423" calcext:value-type="float">
            <text:p>-81.685506105423</text:p>
          </table:table-cell>
          <table:table-cell office:value-type="string" calcext:value-type="string">
            <text:p>(36.21151530169309, -81.68550610542297)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eden Stadium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OH</text:p>
          </table:table-cell>
          <table:table-cell office:value-type="float" office:value="24000" calcext:value-type="float">
            <text:p>24000</text:p>
          </table:table-cell>
          <table:table-cell office:value-type="float" office:value="39.3213090845941" calcext:value-type="float">
            <text:p>39.3213090845941</text:p>
          </table:table-cell>
          <table:table-cell office:value-type="float" office:value="-82.1034394465236" calcext:value-type="float">
            <text:p>-82.1034394465236</text:p>
          </table:table-cell>
          <table:table-cell office:value-type="string" calcext:value-type="string">
            <text:p>(39.32130908459409, -82.10343944652357)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oyt Perry Stadiu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OH</text:p>
          </table:table-cell>
          <table:table-cell office:value-type="float" office:value="23724" calcext:value-type="float">
            <text:p>23724</text:p>
          </table:table-cell>
          <table:table-cell office:value-type="float" office:value="41.3780543980323" calcext:value-type="float">
            <text:p>41.3780543980323</text:p>
          </table:table-cell>
          <table:table-cell office:value-type="float" office:value="-83.6224821209908" calcext:value-type="float">
            <text:p>-83.6224821209908</text:p>
          </table:table-cell>
          <table:table-cell office:value-type="string" calcext:value-type="string">
            <text:p>(41.37805439803228, -83.62248212099075)</text:p>
          </table:table-cell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FIU Stadium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23500" calcext:value-type="float">
            <text:p>23500</text:p>
          </table:table-cell>
          <table:table-cell office:value-type="float" office:value="25.7524927874741" calcext:value-type="float">
            <text:p>25.7524927874741</text:p>
          </table:table-cell>
          <table:table-cell office:value-type="float" office:value="-80.3778648376465" calcext:value-type="float">
            <text:p>-80.3778648376465</text:p>
          </table:table-cell>
          <table:table-cell office:value-type="string" calcext:value-type="string">
            <text:p>(25.75249278747405, -80.37786483764648)</text:p>
          </table:table-cell>
        </table:table-row>
        <table:table-row table:style-name="ro1">
          <table:table-cell office:value-type="string" calcext:value-type="string">
            <text:p>Ball Stat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cheumann Stadium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IN</text:p>
          </table:table-cell>
          <table:table-cell office:value-type="float" office:value="22500" calcext:value-type="float">
            <text:p>22500</text:p>
          </table:table-cell>
          <table:table-cell office:value-type="float" office:value="40.2160276446665" calcext:value-type="float">
            <text:p>40.2160276446665</text:p>
          </table:table-cell>
          <table:table-cell office:value-type="float" office:value="-85.4176996220661" calcext:value-type="float">
            <text:p>-85.4176996220661</text:p>
          </table:table-cell>
          <table:table-cell office:value-type="string" calcext:value-type="string">
            <text:p>(40.21602764466651, -85.41769962206614)</text:p>
          </table:table-cell>
        </table:table-row>
        <table:table-row table:style-name="ro1">
          <table:table-cell office:value-type="string" calcext:value-type="string">
            <text:p>Western Kentucky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Houchens Industries–L. T. Smith Stadium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22113" calcext:value-type="float">
            <text:p>22113</text:p>
          </table:table-cell>
          <table:table-cell office:value-type="float" office:value="36.9848766298947" calcext:value-type="float">
            <text:p>36.9848766298947</text:p>
          </table:table-cell>
          <table:table-cell office:value-type="float" office:value="-86.459013971646" calcext:value-type="float">
            <text:p>-86.459013971646</text:p>
          </table:table-cell>
          <table:table-cell office:value-type="string" calcext:value-type="string">
            <text:p>(36.98487662989466, -86.459013971646)</text:p>
          </table:table-cell>
        </table:table-row>
        <table:table-row table:style-name="ro1">
          <table:table-cell office:value-type="string" calcext:value-type="string">
            <text:p>Old Dominio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Foreman Field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A</text:p>
          </table:table-cell>
          <table:table-cell office:value-type="float" office:value="20118" calcext:value-type="float">
            <text:p>20118</text:p>
          </table:table-cell>
          <table:table-cell office:value-type="float" office:value="36.8887813152349" calcext:value-type="float">
            <text:p>36.8887813152349</text:p>
          </table:table-cell>
          <table:table-cell office:value-type="float" office:value="-76.3056761026382" calcext:value-type="float">
            <text:p>-76.3056761026382</text:p>
          </table:table-cell>
          <table:table-cell office:value-type="string" calcext:value-type="string">
            <text:p>(36.88878131523489, -76.30567610263824)</text:p>
          </table:table-cell>
        </table:table-row>
        <table:table-row table:style-name="ro1">
          <table:table-cell office:value-type="string" calcext:value-type="string">
            <text:p>UMass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Warren McGuirk Alumni Stadium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MA</text:p>
          </table:table-cell>
          <table:table-cell office:value-type="float" office:value="17000" calcext:value-type="float">
            <text:p>17000</text:p>
          </table:table-cell>
          <table:table-cell office:value-type="float" office:value="42.3775132360045" calcext:value-type="float">
            <text:p>42.3775132360045</text:p>
          </table:table-cell>
          <table:table-cell office:value-type="float" office:value="-72.5356268605241" calcext:value-type="float">
            <text:p>-72.5356268605241</text:p>
          </table:table-cell>
          <table:table-cell office:value-type="string" calcext:value-type="string">
            <text:p>(42.377513236004525, -72.53562686052412)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Jerry Richardson Stadiu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15314" calcext:value-type="float">
            <text:p>15314</text:p>
          </table:table-cell>
          <table:table-cell office:value-type="float" office:value="35.3102806761641" calcext:value-type="float">
            <text:p>35.3102806761641</text:p>
          </table:table-cell>
          <table:table-cell office:value-type="float" office:value="-80.7404937710653" calcext:value-type="float">
            <text:p>-80.7404937710653</text:p>
          </table:table-cell>
          <table:table-cell office:value-type="string" calcext:value-type="string">
            <text:p>(35.31028067616406, -80.74049377106525)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ridgeforth Stadium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float" office:value="24878" calcext:value-type="float">
            <text:p>24878</text:p>
          </table:table-cell>
          <table:table-cell office:value-type="float" office:value="38.4350889358522" calcext:value-type="float">
            <text:p>38.4350889358522</text:p>
          </table:table-cell>
          <table:table-cell office:value-type="float" office:value="-78.8734033040367" calcext:value-type="float">
            <text:p>-78.8734033040367</text:p>
          </table:table-cell>
          <table:table-cell office:value-type="string" calcext:value-type="string">
            <text:p>(38.43508893585215, -78.87340330403673)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JSU Stadium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AL</text:p>
          </table:table-cell>
          <table:table-cell office:value-type="float" office:value="24000" calcext:value-type="float">
            <text:p>24000</text:p>
          </table:table-cell>
          <table:table-cell office:value-type="float" office:value="33.820310305704" calcext:value-type="float">
            <text:p>33.820310305704</text:p>
          </table:table-cell>
          <table:table-cell office:value-type="float" office:value="-85.7664656639099" calcext:value-type="float">
            <text:p>-85.7664656639099</text:p>
          </table:table-cell>
          <table:table-cell office:value-type="string" calcext:value-type="string">
            <text:p>(33.82031030570401, -85.76646566390991)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Williams Stadium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float" office:value="19200" calcext:value-type="float">
            <text:p>19200</text:p>
          </table:table-cell>
          <table:table-cell office:value-type="float" office:value="37.354414" calcext:value-type="float">
            <text:p>37.354414</text:p>
          </table:table-cell>
          <table:table-cell office:value-type="float" office:value="-79.175047" calcext:value-type="float">
            <text:p>-79.175047</text:p>
          </table:table-cell>
          <table:table-cell office:value-type="string" calcext:value-type="string">
            <text:p>(37.354414, -79.175047)</text:p>
          </table:table-cell>
        </table:table-row>
        <table:table-row table:style-name="ro1">
          <table:table-cell office:value-type="string" calcext:value-type="string">
            <text:p>Sam Houston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Bowers Stadium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TX</text:p>
          </table:table-cell>
          <table:table-cell office:value-type="float" office:value="14000" calcext:value-type="float">
            <text:p>14000</text:p>
          </table:table-cell>
          <table:table-cell office:value-type="float" office:value="30.7139467376334" calcext:value-type="float">
            <text:p>30.7139467376334</text:p>
          </table:table-cell>
          <table:table-cell office:value-type="float" office:value="-95.5419158935547" calcext:value-type="float">
            <text:p>-95.5419158935547</text:p>
          </table:table-cell>
          <table:table-cell office:value-type="string" calcext:value-type="string">
            <text:p>(30.71394673763343, -95.54191589355467)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Brooks Stadium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SC</text:p>
          </table:table-cell>
          <table:table-cell office:value-type="float" office:value="9214" calcext:value-type="float">
            <text:p>9214</text:p>
          </table:table-cell>
          <table:table-cell office:value-type="float" office:value="33.7928381752245" calcext:value-type="float">
            <text:p>33.7928381752245</text:p>
          </table:table-cell>
          <table:table-cell office:value-type="float" office:value="-79.0170228280526" calcext:value-type="float">
            <text:p>-79.0170228280526</text:p>
          </table:table-cell>
          <table:table-cell office:value-type="string" calcext:value-type="string">
            <text:p>(33.792838175224496, -79.01702282805255)</text:p>
          </table:table-cell>
        </table:table-row>
        <table:table-row table:style-name="ro1">
          <table:table-cell office:value-type="string" calcext:value-type="string">
            <text:p>Kennesaw State</text:p>
          </table:table-cell>
          <table:table-cell office:value-type="string" calcext:value-type="string">
            <text:p>C-USA</text:p>
          </table:table-cell>
          <table:table-cell office:value-type="string" calcext:value-type="string">
            <text:p>Fifth Third Bank Stadium</text:p>
          </table:table-cell>
          <table:table-cell office:value-type="string" calcext:value-type="string">
            <text:p>Kennesaw</text:p>
          </table:table-cell>
          <table:table-cell office:value-type="string" calcext:value-type="string">
            <text:p>GA</text:p>
          </table:table-cell>
          <table:table-cell office:value-type="float" office:value="8318" calcext:value-type="float">
            <text:p>8318</text:p>
          </table:table-cell>
          <table:table-cell office:value-type="float" office:value="34.0234337" calcext:value-type="float">
            <text:p>34.0234337</text:p>
          </table:table-cell>
          <table:table-cell office:value-type="float" office:value="-84.6154897" calcext:value-type="float">
            <text:p>-84.6154897</text:p>
          </table:table-cell>
          <table:table-cell office:value-type="string" calcext:value-type="string">
            <text:p>(34.0234337, -84.6154897)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Protective Stadium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47100" calcext:value-type="float">
            <text:p>47100</text:p>
          </table:table-cell>
          <table:table-cell office:value-type="float" office:value="33.5278" calcext:value-type="float">
            <text:p>33.5278</text:p>
          </table:table-cell>
          <table:table-cell office:value-type="float" office:value="-86.8092" calcext:value-type="float">
            <text:p>-86.8092</text:p>
          </table:table-cell>
          <table:table-cell office:value-type="string" calcext:value-type="string">
            <text:p>(33.5278, -86.809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1:09:57.328399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11T11:10:08.162461767</dc:date>
    <meta:editing-duration>PT2M21S</meta:editing-duration>
    <meta:editing-cycles>2</meta:editing-cycles>
    <meta:document-statistic meta:table-count="1" meta:cell-count="1215" meta:object-count="0"/>
  </office:meta>
</office:document-meta>
</file>